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17">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9"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20"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21"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22"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23"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24" style:family="paragraph" style:parent-style-name="Standard" style:list-style-name="WWNum11">
      <style:paragraph-properties fo:margin-left="0.3228in" fo:margin-right="0in" fo:margin-top="0in" fo:margin-bottom="0.0835in" loext:contextual-spacing="false" fo:line-height="114%" fo:text-indent="-0.25in" style:auto-text-indent="false" fo:padding="0in" fo:border="none"/>
    </style:style>
    <style:style style:name="P25"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26"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27"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28" style:family="paragraph" style:parent-style-name="Standard" style:list-style-name="WWNum19">
      <style:paragraph-properties fo:margin-left="0.3228in" fo:margin-right="0in" fo:margin-top="0in" fo:margin-bottom="0.0835in" loext:contextual-spacing="false" fo:line-height="114%" fo:text-indent="-0.25in" style:auto-text-indent="false" fo:padding="0in" fo:border="none"/>
    </style:style>
    <style:style style:name="P29"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30"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31" style:family="paragraph" style:parent-style-name="Standard" style:list-style-name="WWNum18">
      <style:paragraph-properties fo:margin-left="0.6043in" fo:margin-right="0in" fo:margin-top="0in" fo:margin-bottom="0in" loext:contextual-spacing="false" fo:line-height="114%" fo:text-indent="-0.25in" style:auto-text-indent="false" fo:padding="0in" fo:border="none"/>
    </style:style>
    <style:style style:name="P32" style:family="paragraph" style:parent-style-name="Standard" style:list-style-name="WWNum18">
      <style:paragraph-properties fo:margin-left="0.6043in" fo:margin-right="0in" fo:margin-top="0in" fo:margin-bottom="0in" loext:contextual-spacing="false" fo:line-height="114%" fo:text-indent="-0.25in" style:auto-text-indent="false" fo:padding="0in" fo:border="none"/>
    </style:style>
    <style:style style:name="P33"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34"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35"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36"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37" style:family="paragraph" style:parent-style-name="Standard" style:list-style-name="WWNum15">
      <style:paragraph-properties fo:margin-left="0.6043in" fo:margin-right="0in" fo:margin-top="0in" fo:margin-bottom="0.0835in" loext:contextual-spacing="false" fo:line-height="114%" fo:text-indent="-0.25in" style:auto-text-indent="false" fo:padding="0in" fo:border="none"/>
    </style:style>
    <style:style style:name="P38" style:family="paragraph" style:parent-style-name="Standard" style:list-style-name="WWNum18">
      <style:paragraph-properties fo:margin-left="0.6043in" fo:margin-right="0in" fo:margin-top="0in" fo:margin-bottom="0.0835in" loext:contextual-spacing="false" fo:line-height="114%" fo:text-indent="-0.25in" style:auto-text-indent="false" fo:padding="0in" fo:border="none"/>
    </style:style>
    <style:style style:name="P39" style:family="paragraph" style:parent-style-name="Standard" style:list-style-name="WWNum3">
      <style:paragraph-properties fo:margin-left="0.6043in" fo:margin-right="0in" fo:margin-top="0in" fo:margin-bottom="0.0835in" loext:contextual-spacing="false" fo:line-height="114%" fo:text-indent="-0.25in" style:auto-text-indent="false" fo:padding="0in" fo:border="none"/>
    </style:style>
    <style:style style:name="P40" style:family="paragraph" style:parent-style-name="Standard" style:list-style-name="WWNum5">
      <style:paragraph-properties fo:margin-left="0.6043in" fo:margin-right="0in" fo:margin-top="0in" fo:margin-bottom="0.0835in" loext:contextual-spacing="false" fo:line-height="114%" fo:text-indent="-0.25in" style:auto-text-indent="false" fo:padding="0in" fo:border="none"/>
    </style:style>
    <style:style style:name="P41" style:family="paragraph" style:parent-style-name="Heading_20_1" style:master-page-name="Standard">
      <style:paragraph-properties fo:margin-top="0in" fo:margin-bottom="0.0835in" loext:contextual-spacing="false" fo:line-height="114%" style:page-number="1" fo:padding="0in" fo:border="none"/>
    </style:style>
    <style:style style:name="P42" style:family="paragraph" style:parent-style-name="Heading_20_3">
      <style:paragraph-properties fo:margin-top="0.0835in" fo:margin-bottom="0.0835in" loext:contextual-spacing="false" fo:line-height="114%" fo:padding="0in" fo:border="none"/>
    </style:style>
    <style:style style:name="P43" style:family="paragraph" style:parent-style-name="Heading_20_3">
      <style:paragraph-properties fo:margin-top="0in" fo:margin-bottom="0.0835in" loext:contextual-spacing="false" fo:line-height="114%" fo:padding="0in" fo:border="none"/>
    </style:style>
    <style:style style:name="P44" style:family="paragraph" style:parent-style-name="Heading_20_2">
      <style:paragraph-properties fo:margin-top="0in" fo:margin-bottom="0.0835in" loext:contextual-spacing="false" fo:line-height="114%" fo:padding="0in" fo:border="none"/>
    </style:style>
    <style:style style:name="P45" style:family="paragraph" style:parent-style-name="Heading_20_2">
      <style:paragraph-properties fo:margin-top="0.0835in" fo:margin-bottom="0.0835in" loext:contextual-spacing="false" fo:line-height="114%"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Air Quality Data Analysis Report (1990-2015)</text:span></text:p>
      <text:p text:style-name="P44"><text:span text:style-name="T2">Executive Summary</text:span></text:p>
      <text:p text:style-name="P1"><text:span text:style-name="T4">This report presents a comprehensive atmospheric analysis of historical air quality data from the Central Pollution Control Board (CPCB) of India, spanning 1990 to 2015. The analysis consistently reveals that particulate matter (Suspended Particulate Matter - SPM and Respirable Suspended Particulate Matter - RSPM) exhibits the highest average concentrations over the years. Gaseous pollutants (Sulfur Dioxide - SO2 and Nitrogen Dioxide - NO2) and fine particulate matter (PM2.5) remain at comparatively lower levels.</text:span></text:p>
      <text:p text:style-name="P1"><text:span text:style-name="T4">Data distributions for all pollutants are heavily right-skewed, indicating a high frequency of lower concentrations but also the presence of significant, acute high-pollution events (outliers). Correlation analysis shows strong positive relationships between SPM and RSPM, and moderate links between SO2 and NO2. However, PM2.5 appears to behave somewhat independently, a finding that warrants further investigation into its measurement and reporting consistency during this period.</text:span></text:p>
      <text:p text:style-name="P1"><text:span text:style-name="T4">Geographical clustering identifies distinct groups of states based on their pollution profiles, with regions like Delhi, Uttar Pradesh, and Punjab consistently exhibiting higher pollutant value distributions. Temporal analysis further highlights dominant particulate matter contributions, identifiable monthly density patterns, and clear pollution spikes and seasonal trends in various locations.</text:span></text:p>
      <text:p text:style-name="P44"><text:span text:style-name="T2">1. Missing Data Analysis</text:span></text:p>
      <text:p text:style-name="P2"><text:span text:style-name="T4">The missing data correlation heatmap provides insights into the patterns of data completeness:</text:span></text:p>
      <text:list xml:id="list967126465" text:style-name="WWNum1">
        <text:list-item>
          <text:p text:style-name="P3"><text:span text:style-name="T5">Independent Missingness</text:span><text:span text:style-name="T4">: Columns such as stn_code, sampling_date, location, agency, and type generally show low correlation with missingness in other variables, suggesting their data completeness is largely independent of other variables' missingness.</text:span></text:p>
        </text:list-item>
        <text:list-item>
          <text:p text:style-name="P3"><text:span text:style-name="T5">Correlated Missingness</text:span><text:span text:style-name="T4">: A positive correlation in missingness is observed among so2, no2, and rspm (e.g., no2 and rspm have a 0.6 correlation). This indicates that if data for one of these pollutants is missing, the others are more likely to be missing as well, potentially due to shared monitoring equipment or reporting protocols.</text:span></text:p>
        </text:list-item>
        <text:list-item>
          <text:p text:style-name="P18"><text:span text:style-name="T5">Inverse Missingness Patterns</text:span><text:span text:style-name="T4">: Notably, spm and monitoring_station exhibit negative correlations in missingness with so2, no2, and rspm. This suggests a potential inverse relationship where the presence of data for one set of variables might coincide with the absence of data for another, possibly due to changes in monitoring parameters, equipment upgrades, or evolving reporting practices over time.</text:span></text:p>
        </text:list-item>
      </text:list>
      <text:p text:style-name="P45"><text:span text:style-name="T2">2. Univariate Pollutant Distributions</text:span></text:p>
      <text:p text:style-name="P2"><text:span text:style-name="T4">The univariate distribution plots (histograms and boxplots for SO2, NO2, RSPM, SPM, PM2.5) consistently reveal the following characteristics across all pollutants:</text:span></text:p>
      <text:list xml:id="list2827325453" text:style-name="WWNum6">
        <text:list-item>
          <text:p text:style-name="P5"><text:span text:style-name="T5">Right-Skewed Distributions</text:span><text:span text:style-name="T4">: All pollutants exhibit highly right-skewed distributions. This indicates that the majority of air quality measurements are concentrated at lower concentration values, reflecting predominantly lower concentrations with fewer instances of very high values.</text:span></text:p>
        </text:list-item>
        <text:list-item>
          <text:p text:style-name="P5"><text:span text:style-name="T5">Presence of Outliers</text:span><text:span text:style-name="T4">: The boxplots prominently display numerous outliers extending significantly beyond the main body of the data. These outliers represent instances of exceptionally high pollutant concentrations, highlighting periods or locations experiencing acute pollution events.</text:span></text:p>
        </text:list-item>
        <text:list-item>
          <text:p text:style-name="P19"><text:span text:style-name="T5">Range Variability</text:span><text:span text:style-name="T4">: While all distributions are skewed, the absolute range of values varies. RSPM and SPM show the widest spread, with concentrations reaching well into the thousands of μg/m3, whereas SO2, NO2, and PM2.5 generally remain at lower magnitudes.</text:span></text:p>
        </text:list-item>
      </text:list>
      <text:p text:style-name="P42"><text:span text:style-name="T3">Temporal Distribution Patterns</text:span></text:p>
      <text:list xml:id="list152703858" text:style-name="WWNum7">
        <text:list-item>
          <text:p text:style-name="P20"><text:span text:style-name="T5">Pollutant Value Density by Month (Hexbin Plot)</text:span><text:span text:style-name="T4">: The hexbin plot illustrates the density of pollutant values across different months. It generally shows a higher density of lower pollutant values throughout the year. However, slightly denser areas indicate more frequent occurrences of moderate pollution, particularly in certain months (e.g., months 1-4 and 11-12), which typically correspond to the winter and early spring seasons in India. These periods are often characterized by stable atmospheric conditions (like temperature inversions) that can trap pollutants.</text:span></text:p>
        </text:list-item>
      </text:list>
      <text:p text:style-name="P45"><text:span text:style-name="T2">3. Pollutant Correlations</text:span></text:p>
      <text:p text:style-name="P2"><text:span text:style-name="T4">The correlation heatmap illustrates the relationships between the actual pollutant concentrations:</text:span></text:p>
      <text:list xml:id="list3410470710" text:style-name="WWNum8">
        <text:list-item>
          <text:p text:style-name="P7"><text:span text:style-name="T5">Strong Particulate Matter Correlation</text:span><text:span text:style-name="T4">: RSPM and SPM show a strong positive correlation (0.47). This is physically consistent, as RSPM represents the fraction of particulate matter small enough to be inhaled into the lungs, and is therefore a component of total SPM.</text:span></text:p>
        </text:list-item>
        <text:list-item>
          <text:p text:style-name="P7"><text:span text:style-name="T5">Moderate Gaseous Pollutant Correlation</text:span><text:span text:style-name="T4">: SO2 and NO2 exhibit a moderate positive correlation (0.33). This suggests that their concentrations tend to increase or decrease together, likely due to shared anthropogenic emission sources (e.g., fossil fuel combustion from industrial activities or vehicular traffic) or common atmospheric transport and dispersion patterns.</text:span></text:p>
        </text:list-item>
        <text:list-item>
          <text:p text:style-name="P21"><text:span text:style-name="T5">Weak PM2.5 Correlation</text:span><text:span text:style-name="T4">: PM2.5 shows very low correlation (close to 0) with all other pollutants (SO2, NO2, RSPM, SPM). This is a critical finding. It implies that PM2.5 levels might be influenced by different factors or measured under different operational contexts compared to the other pollutants in this dataset. Critically, this low correlation could also be indicative of data quality issues, such as extensive imputation or sparse, inconsistent measurements for PM2.5 during this historical period.</text:span></text:p>
        </text:list-item>
      </text:list>
      <text:p text:style-name="P45"><text:span text:style-name="T2">4. Yearly Average Pollutant Trends (1990-2015)</text:span></text:p>
      <text:p text:style-name="P2"><text:span text:style-name="T4">The yearly average concentration trends provide a temporal overview:</text:span></text:p>
      <text:list xml:id="list3336067022" text:style-name="WWNum9">
        <text:list-item>
          <text:p text:style-name="P9"><text:span text:style-name="T5">Dominance of Particulate Matter</text:span><text:span text:style-name="T4">: SPM and RSPM consistently show the highest average concentrations throughout the period, indicating that particulate pollution is a primary and persistent concern. SPM generally maintains higher average levels than RSPM.</text:span></text:p>
        </text:list-item>
        <text:list-item>
          <text:p text:style-name="P9"><text:soft-page-break/><text:span text:style-name="T5">Stable Gaseous Pollutants</text:span><text:span text:style-name="T4">: SO2 and NO2 concentrations remain relatively low and stable over the years, with minor inter-annual fluctuations but no pronounced long-term upward or downward trends.</text:span></text:p>
        </text:list-item>
        <text:list-item>
          <text:p text:style-name="P22"><text:span text:style-name="T5">Low PM2.5 Visibility</text:span><text:span text:style-name="T4">: The average PM2.5 concentration line is notably very low and flat, almost overlapping with the x-axis. This suggests either consistently very low average PM2.5 levels across the entire dataset or, more likely, limited and sparse reporting of PM2.5 data during this historical period compared to other pollutants, potentially due to less widespread monitoring infrastructure for PM2.5 in earlier years.</text:span></text:p>
        </text:list-item>
      </text:list>
      <text:p text:style-name="P42"><text:span text:style-name="T3">Pollutant Composition Over Years (Streamgraph)</text:span></text:p>
      <text:list xml:id="list2459033543" text:style-name="WWNum10">
        <text:list-item>
          <text:p text:style-name="P23"><text:span text:style-name="T4">The Streamgraph visually represents the proportional contribution of each pollutant to the total mean concentration over the years. It clearly illustrates that SPM (purple area) consistently accounts for the largest proportion of the total average pollutant concentration, followed by RSPM (green area). NO2, SO2, and PM2.5 contribute significantly smaller, relatively stable portions to the overall pollution burden. This reinforces the finding that particulate matter is the dominant pollutant by mass concentration.</text:span></text:p>
        </text:list-item>
      </text:list>
      <text:p text:style-name="P42"><text:span text:style-name="T3">Monthly and Yearly Patterns for PM2.5</text:span></text:p>
      <text:list xml:id="list3279773539" text:style-name="WWNum11">
        <text:list-item>
          <text:p text:style-name="P24"><text:span text:style-name="T5">Average PM2.5 Concentration by Month and Year (Heatmap)</text:span><text:span text:style-name="T4">: The heatmap displays the average PM2.5 concentration across months and years. A striking observation is the near-uniformity of PM2.5 values (around 40.8 μg/m3) across most months and years. This strong consistency across a wide temporal range is highly unusual for real-world air quality data and strongly suggests that the PM2.5 data might be heavily imputed or consist of default values rather than actual, fluctuating measurements. This limitation significantly impacts the ability to discern genuine temporal trends or variations for PM2.5 from this specific dataset. There are a few instances of zero values (dark purple), indicating either truly zero readings or, more likely, specific missing data points filled with zero.</text:span></text:p>
        </text:list-item>
      </text:list>
      <text:p text:style-name="P45"><text:span text:style-name="T2">5. Geographical Insights</text:span></text:p>
      <text:p text:style-name="P43"><text:span text:style-name="T3">State Clustering by Pollutant Levels (Hierarchical Clustering)</text:span></text:p>
      <text:p text:style-name="P2"><text:span text:style-name="T4">The dendrogram groups states based on the similarity of their overall pollutant profiles:</text:span></text:p>
      <text:list xml:id="list3054856349" text:style-name="WWNum12">
        <text:list-item>
          <text:p text:style-name="P11"><text:span text:style-name="T5">Distinct Clusters</text:span><text:span text:style-name="T4">: The dendrogram clearly separates states into distinct clusters based on their average pollutant levels. One large cluster encompasses a wide range of states (e.g., Puducherry, Kerala, Maharashtra, Gujarat, Rajasthan), suggesting diverse geographical regions can share similar air quality characteristics.</text:span></text:p>
        </text:list-item>
        <text:list-item>
          <text:p text:style-name="P25"><text:span text:style-name="T5">High-Pollution Cluster</text:span><text:span text:style-name="T4">: A prominent cluster emerges on the right side of the dendrogram (colored orange), notably including states like Delhi, Uttar Pradesh, Punjab, Bihar, and Uttarakhand. This clustering indicates that these states share similar, likely higher, pollutant level characteristics, potentially due to a combination of factors such as rapid urbanization, industrialization, high population density, and adverse meteorological conditions conducive to pollutant accumulation.</text:span></text:p>
        </text:list-item>
      </text:list>
      <text:p text:style-name="P42"><text:span text:style-name="T3">Pollutant Value Distributions by State (Ridgeline Plot)</text:span></text:p>
      <text:p text:style-name="P2"><text:span text:style-name="T4">The ridgeline plot visualizes the density distribution of pollutant values for each state:</text:span></text:p>
      <text:list xml:id="list2045338239" text:style-name="WWNum13">
        <text:list-item>
          <text:p text:style-name="P12"><text:span text:style-name="T5">Varied Distributions</text:span><text:span text:style-name="T4">: The plot confirms that pollutant value distributions vary significantly across states, reflecting diverse local emission sources and atmospheric conditions.</text:span></text:p>
        </text:list-item>
        <text:list-item>
          <text:p text:style-name="P12"><text:span text:style-name="T5">States with Higher Concentrations</text:span><text:span text:style-name="T4">: States such as Delhi, Uttar Pradesh, Punjab, and Bihar show distributions that extend further to the right, indicating a higher frequency of elevated pollutant concentrations compared to other states. This observation reinforces their classification within the high-pollution cluster identified by hierarchical clustering.</text:span></text:p>
        </text:list-item>
        <text:list-item>
          <text:p text:style-name="P12"><text:span text:style-name="T5">States with Lower Concentrations</text:span><text:span text:style-name="T4">: Conversely, states like Andaman and Nicobar Islands and some Northeastern states exhibit narrower distributions concentrated at lower pollutant values, suggesting generally better ambient air quality or less variability in pollution levels.</text:span></text:p>
        </text:list-item>
        <text:list-item>
          <text:p text:style-name="P26"><text:span text:style-name="T5">Consistent Skewness</text:span><text:span text:style-name="T4">: The right-skewed nature of individual pollutant distributions is maintained across most states, with peaks at lower values and tails extending to higher concentrations, indicating that even in cleaner states, occasional high pollution events can occur.</text:span></text:p>
        </text:list-item>
      </text:list>
      <text:p text:style-name="P42"><text:span text:style-name="T3">Detailed Pollutant Distributions by State (Violin + Swarm Plot)</text:span></text:p>
      <text:list xml:id="list2315207246" text:style-name="WWNum14">
        <text:list-item>
          <text:p text:style-name="P14"><text:span text:style-name="T4">The Violin + Swarm Plot provides a more granular view of pollutant value distributions for each state, complementing the Ridgeline plot. The violin shapes illustrate the overall density, while the overlaid swarm points display individual data points. This visualization clearly highlights:</text:span></text:p>
        </text:list-item>
      </text:list>
      <text:list xml:id="list2273871644" text:style-name="WWNum15">
        <text:list-item>
          <text:list>
            <text:list-item>
              <text:p text:style-name="P29"><text:span text:style-name="T5">Median and Interquartile Ranges</text:span><text:span text:style-name="T4">: The thick bar inside each violin represents the interquartile range, and the white dot indicates the median, facilitating quick comparison of central tendencies across states.</text:span></text:p>
            </text:list-item>
            <text:list-item>
              <text:p text:style-name="P29"><text:span text:style-name="T5">Outlier Visibility</text:span><text:span text:style-name="T4">: Individual data points (swarm points) extending far from the main body of the violin confirm the presence of numerous high-value outliers in many states, indicative of frequent acute pollution events.</text:span></text:p>
            </text:list-item>
            <text:list-item>
              <text:p text:style-name="P37"><text:span text:style-name="T5">Density Variations</text:span><text:span text:style-name="T4">: The width of the violin indicates the density of data points at different pollutant values, further emphasizing which states have a higher concentration of readings at lower versus higher levels. States like Delhi, Uttar Pradesh, and Punjab show wider distributions towards higher values, consistent with their classification in the high-pollution cluster.</text:span></text:p>
            </text:list-item>
          </text:list>
        </text:list-item>
      </text:list>
      <text:p text:style-name="P42"><text:span text:style-name="T3">Prominent Locations (Word Cloud)</text:span></text:p>
      <text:list xml:id="list3677640502" text:style-name="WWNum16">
        <text:list-item>
          <text:p text:style-name="P27"><text:span text:style-name="T4">The Word Cloud of Locations visually represents the relative frequency of different monitoring locations in the dataset. Larger font sizes indicate more frequent occurrences. This plot highlights major cities and industrial hubs such as Guwahati, Hyderabad, Delhi, Kolkata, Chandigarh, and Jaipur, suggesting these locations are either more extensively monitored or have a larger volume of reported data due to their significance as pollution hotspots or major urban centers.</text:span></text:p>
        </text:list-item>
      </text:list>
      <text:p text:style-name="P42"><text:span text:style-name="T3">Pollutant Trends Across Specific Locations (Facet Line Plot)</text:span></text:p>
      <text:list xml:id="list3037657396" text:style-name="WWNum17">
        <text:list-item>
          <text:p text:style-name="P15"><text:span text:style-name="T4">The Facet Line Plot provides a direct comparison of pollutant trends over time for selected individual locations (e.g., Delhi, Chandigarh, Nagpur, Hyderabad, Guwahati). Each panel displays the temporal variation of SO2, NO2, PM2.5, RSPM, and SPM for a specific city. Key observations include:</text:span></text:p>
        </text:list-item>
      </text:list>
      <text:list xml:id="list4103539946" text:style-name="WWNum18">
        <text:list-item>
          <text:list>
            <text:list-item>
              <text:p text:style-name="P31"><text:soft-page-break/><text:span text:style-name="T5">Dominance of Particulate Matter</text:span><text:span text:style-name="T4">: In most displayed cities, SPM (purple line) and RSPM (green line) consistently show higher concentrations and more pronounced fluctuations compared to SO2, NO2, and PM2.5, reinforcing the nationwide trend.</text:span></text:p>
            </text:list-item>
            <text:list-item>
              <text:p text:style-name="P31"><text:span text:style-name="T5">Location-Specific Patterns</text:span><text:span text:style-name="T4">: While general trends exist, each city exhibits unique temporal patterns and pollutant dominance, influenced by local emission sources, topography, and meteorological conditions. For instance, some cities might show more volatile particulate matter levels, while others maintain relatively stable gaseous pollutant concentrations.</text:span></text:p>
            </text:list-item>
            <text:list-item>
              <text:p text:style-name="P38"><text:span text:style-name="T5">Data Density Changes</text:span><text:span text:style-name="T4">: The density of the lines (indicating data availability) can vary across locations and time periods, with some showing more continuous monitoring than others, which is an important consideration for trend analysis.</text:span></text:p>
            </text:list-item>
          </text:list>
        </text:list-item>
      </text:list>
      <text:p text:style-name="P45"><text:span text:style-name="T2">6. Time Series Specific Analysis</text:span></text:p>
      <text:p text:style-name="P43"><text:span text:style-name="T3">Rolling Averages for PM2.5</text:span></text:p>
      <text:list xml:id="list1267495009" text:style-name="WWNum19">
        <text:list-item>
          <text:p text:style-name="P28"><text:span text:style-name="T5">PM2.5 Rolling Averages for Chandigarh</text:span><text:span text:style-name="T4">: The plot shows the daily, 7-day, and 30-day rolling averages for PM2.5 concentration in Chandigarh. A critical observation from this plot is that all three lines (daily, 7-day, and 30-day rolling averages) are almost perfectly flat and overlap, indicating a near-constant PM2.5 concentration over the entire period displayed. This strongly suggests that the PM2.5 data for Chandigarh (and potentially other locations) might consist largely of imputed or default values rather than actual fluctuating measurements. This data characteristic severely limits the ability to discern real trends or variations for PM2.5 from this dataset.</text:span></text:p>
        </text:list-item>
      </text:list>
      <text:p text:style-name="P42"><text:span text:style-name="T3">Trend + Seasonality Decomposition (STL)</text:span></text:p>
      <text:list xml:id="list1574016857" text:style-name="WWNum2">
        <text:list-item>
          <text:p text:style-name="P16"><text:span text:style-name="T5">STL Decomposition of RSPM in Maharashtra (Monthly)</text:span><text:span text:style-name="T4">: The STL decomposition plot for RSPM in Maharashtra provides a clear breakdown of the time series into its observed, trend, seasonal, and residual components.</text:span></text:p>
        </text:list-item>
      </text:list>
      <text:list xml:id="list97364813" text:style-name="WWNum3">
        <text:list-item>
          <text:list>
            <text:list-item>
              <text:p text:style-name="P33"><text:span text:style-name="T5">Trend</text:span><text:span text:style-name="T4">: The trend component shows a relatively stable period followed by a noticeable increase around 2004, then a dip, and a gradual rise again towards 2015, indicating long-term shifts in RSPM levels.</text:span></text:p>
            </text:list-item>
            <text:list-item>
              <text:p text:style-name="P33"><text:span text:style-name="T5">Seasonality</text:span><text:span text:style-name="T4">: A strong and clear seasonal pattern is evident, with regular annual peaks and troughs, suggesting predictable annual variations in RSPM concentrations. These seasonal patterns are typically driven by recurring meteorological conditions (e.g., lower mixing heights and stable atmospheres in winter leading to higher concentrations) and seasonal emission sources.</text:span></text:p>
            </text:list-item>
            <text:list-item>
              <text:p text:style-name="P39"><text:span text:style-name="T5">Residuals</text:span><text:span text:style-name="T4">: The residuals plot shows the remaining noise after removing trend and seasonality. The presence of scattered points, including some larger deviations, indicates that there are still unexplained variations or anomalies not captured by the deterministic trend or seasonal components. These could be due to extreme events, unusual meteorological conditions, or unmodeled emission changes.</text:span></text:p>
            </text:list-item>
          </text:list>
        </text:list-item>
      </text:list>
      <text:p text:style-name="P42"><text:span text:style-name="T3">Pollution Spike Detection</text:span></text:p>
      <text:list xml:id="list2959371942" text:style-name="WWNum4">
        <text:list-item>
          <text:p text:style-name="P17"><text:span text:style-name="T5">RSPM Pollution Spikes for Delhi</text:span><text:span text:style-name="T4">: The pollution spike detector plot for RSPM in Delhi effectively highlights periods of unusually high pollutant concentrations. The red dots indicate data points where the RSPM concentration significantly deviates from the mean (based on a Z-score threshold of &gt;3). This visualization clearly shows:</text:span></text:p>
        </text:list-item>
      </text:list>
      <text:list xml:id="list2345495115" text:style-name="WWNum5">
        <text:list-item>
          <text:list>
            <text:list-item>
              <text:p text:style-name="P35"><text:span text:style-name="T5">Frequent Spikes</text:span><text:span text:style-name="T4">: Delhi experiences numerous RSPM spikes, particularly from around 2004 onwards, with concentrations often exceeding 500 μg/m3 and sometimes approaching 800 μg/m3.</text:span></text:p>
            </text:list-item>
            <text:list-item>
              <text:p text:style-name="P35"><text:span text:style-name="T5">Clustering of Spikes</text:span><text:span text:style-name="T4">: Spikes often appear in clusters, suggesting prolonged periods of poor air quality rather than isolated incidents. This could be due to persistent adverse meteorological conditions or sustained high-emission events.</text:span></text:p>
            </text:list-item>
            <text:list-item>
              <text:p text:style-name="P40"><text:span text:style-name="T5">Overall High Levels</text:span><text:span text:style-name="T4">: Even outside of identified spikes, the baseline RSPM levels in Delhi appear significantly higher compared to the initial years of the dataset, indicating a general increase in particulate pollution over time, likely due to increasing anthropogenic activities.</text:span></text:p>
            </text:list-item>
          </text:list>
        </text:list-item>
      </text:list>
      <text:p text:style-name="P45"><text:span text:style-name="T2">Conclusion</text:span></text:p>
      <text:p text:style-name="P1"><text:span text:style-name="T4">The atmospheric analysis of CPCB air quality data from 1990-2015 provides a comprehensive picture of air pollution dynamics in India. Particulate matter (SPM, RSPM) consistently emerges as the dominant pollutant by concentration, both in terms of overall averages and contribution to total pollution. While gaseous pollutants (SO2, NO2) remain relatively stable at lower levels, the observed data consistency issues for PM2.5 (suggesting widespread imputation or default values) warrant caution when interpreting historical trends for this specific pollutant. Nevertheless, the presence of significant high-value outliers across all pollutants underscores the frequent occurrence of severe pollution events.</text:span></text:p>
      <text:p text:style-name="P1"><text:span text:style-name="T4">Geographical insights reveal that states like Delhi, Uttar Pradesh, and Punjab consistently face more pronounced air quality challenges, characterized by higher pollutant distributions and frequent spikes, likely due to a combination of rapid urbanization, industrialization, high population density, and adverse meteorological conditions. Time series analysis further confirms strong seasonality in RSPM, driven by recurring atmospheric phenomena, and highlights the importance of identifying and understanding acute pollution spikes for targeted intervention.</text:span></text:p>
      <text:p text:style-name="P1"><text:span text:style-name="T4">The findings from this historical dataset are crucial for informing current and future air quality management strategies. They emphasize the need for continued focus on particulate matter reduction, the importance of robust and consistent monitoring across all pollutants, and the necessity of considering both emission sources and meteorological factors in pollution mitigation efforts. Further in-depth regional studies, particularly in identified high-pollution clusters, are recommended to develop tailored solutions to improve air quality and public heal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1" meta:word-count="2467" meta:character-count="17742" meta:non-whitespace-character-count="15385"/>
    <meta:generator>LibreOfficeDev/6.0.5.2$Linux_X86_64 LibreOffice_project/</meta:generator>
  </office:meta>
</office:document-meta>
</file>